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text-properties fo:color="#ff0000"/>
    </style:style>
    <style:style style:name="P4" style:family="paragraph" style:parent-style-name="Standard">
      <style:paragraph-properties fo:orphans="0" fo:widows="0"/>
      <style:text-properties fo:font-weight="bold" style:font-weight-asian="bold"/>
    </style:style>
    <style:style style:name="P5" style:family="paragraph" style:parent-style-name="Standard">
      <style:text-properties fo:color="#ff00ff"/>
    </style:style>
    <style:style style:name="P6" style:family="paragraph" style:parent-style-name="Standard" style:list-style-name="WWNum2">
      <style:paragraph-properties fo:margin-left="0.5in" fo:margin-right="0in" fo:orphans="0" fo:widows="0" fo:text-indent="-0.25in" style:auto-text-indent="false"/>
    </style:style>
    <style:style style:name="P7" style:family="paragraph" style:parent-style-name="Standard" style:list-style-name="WWNum10">
      <style:paragraph-properties fo:margin-left="0.5in" fo:margin-right="0in" fo:text-indent="-0.25in" style:auto-text-indent="false"/>
    </style:style>
    <style:style style:name="P8" style:family="paragraph" style:parent-style-name="Standard" style:list-style-name="WWNum7">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11">
      <style:paragraph-properties fo:margin-left="0.5in" fo:margin-right="0in" fo:text-indent="-0.25in" style:auto-text-indent="false"/>
    </style:style>
    <style:style style:name="P11" style:family="paragraph" style:parent-style-name="Standard" style:list-style-name="WWNum8">
      <style:paragraph-properties fo:margin-left="0.5in" fo:margin-right="0in" fo:text-indent="-0.25in" style:auto-text-indent="false"/>
    </style:style>
    <style:style style:name="P12" style:family="paragraph" style:parent-style-name="Standard" style:list-style-name="WWNum5">
      <style:paragraph-properties fo:margin-left="0.5in" fo:margin-right="0in" fo:text-indent="-0.25in" style:auto-text-indent="false"/>
    </style:style>
    <style:style style:name="P13" style:family="paragraph" style:parent-style-name="Standard" style:list-style-name="WWNum12">
      <style:paragraph-properties fo:margin-left="0.5in" fo:margin-right="0in" fo:text-indent="-0.25in" style:auto-text-indent="false"/>
    </style:style>
    <style:style style:name="P14" style:family="paragraph" style:parent-style-name="Standard" style:list-style-name="WWNum9">
      <style:paragraph-properties fo:margin-left="0.5in" fo:margin-right="0in" fo:text-indent="-0.25in" style:auto-text-indent="false"/>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list-style-name="WWNum4">
      <style:paragraph-properties fo:margin-left="0.5in" fo:margin-right="0in" fo:text-indent="-0.25in" style:auto-text-indent="false"/>
    </style:style>
    <style:style style:name="P17" style:family="paragraph" style:parent-style-name="Standard" style:list-style-name="WWNum6">
      <style:paragraph-properties fo:margin-left="0.5in" fo:margin-right="0in" fo:text-indent="-0.25in" style:auto-text-indent="false"/>
    </style:style>
    <style:style style:name="P18" style:family="paragraph" style:parent-style-name="Standard" style:list-style-name="WWNum8">
      <style:paragraph-properties fo:margin-left="1in" fo:margin-right="0in" fo:text-indent="-0.25in" style:auto-text-indent="false"/>
    </style:style>
    <style:style style:name="P19" style:family="paragraph" style:parent-style-name="Standard" style:list-style-name="WWNum5">
      <style:paragraph-properties fo:margin-left="1in" fo:margin-right="0in" fo:text-indent="-0.25in" style:auto-text-indent="false"/>
    </style:style>
    <style:style style:name="P20" style:family="paragraph" style:parent-style-name="Standard" style:master-page-name="Standard">
      <style:paragraph-properties fo:orphans="0" fo:widows="0" style:page-number="1"/>
    </style:style>
    <style:style style:name="P21"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T19" style:family="text">
      <style:text-properties style:text-underline-style="non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39988832" text:id="ct39988832">
          <text:insertion>
            <office:change-info>
              <dc:creator>RTheren</dc:creator>
              <dc:date>2019-01-29T18:52:19</dc:date>
            </office:change-info>
          </text:insertion>
        </text:changed-region>
        <text:changed-region xml:id="ct40734928" text:id="ct40734928">
          <text:insertion>
            <office:change-info>
              <dc:creator>Michael Fox</dc:creator>
              <dc:date>2019-01-30T06:06:01</dc:date>
            </office:change-info>
          </text:insertion>
        </text:changed-region>
        <text:changed-region xml:id="ct39989232" text:id="ct39989232">
          <text:UnknownChange>
            <office:change-info>
              <dc:creator>RTheren</dc:creator>
              <dc:date>2019-01-29T18:52:15</dc:date>
            </office:change-info>
          </text:Unknown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LGCWDW <text:s/>- </text:span><text:span text:style-name="T2">????????? <text:s text:c="2"/></text:span></text:p>
      <text:p text:style-name="P1"><text:span text:style-name="T7">Colour key - </text:span><text:span text:style-name="T8">Venn</text:span><text:span text:style-name="T7"> </text:span><text:span text:style-name="T11">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109" text:visited-style-name="ListLabel_20_109"><text:span text:style-name="T14">https://meet.jit.si/jordan9000#config.disableAP=true&amp;config.disableAEC=true&amp;config.disableAGC=true</text:span></text:a></text:p>
      <text:p text:style-name="P4"/>
      <text:p text:style-name="P1"><text:span text:style-name="T7">The Pedro </text:span></text:p>
      <text:p text:style-name="P1"><text:a xlink:type="simple" xlink:href="https://meet.jit.si/pedro9000#config.disableAP=true&amp;config.disableAEC=true&amp;config.disableAGC=true" text:style-name="ListLabel_20_109" text:visited-style-name="ListLabel_20_109"><text:span text:style-name="T14">https://meet.jit.si/pedro9000#config.disableAP=true&amp;config.disableAEC=true&amp;config.disableAGC=true</text:span></text:a></text:p>
      <text:p text:style-name="P2"/>
      <text:p text:style-name="P1"><draw:rect text:anchor-type="as-char" style:rel-width="100%" draw:z-index="0" draw:style-name="gr1" draw:text-style-name="P21"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1" svg:width="0.0012in" svg:height="0.0213in"><text:p/></draw:rect></text:p>
      <text:p text:style-name="P1"><text:span text:style-name="T4">Patreons:</text:span><text:span text:style-name="T16"> Post story suggestions </text:span><text:span text:style-name="T17">HAR</text:span><text:span text:style-name="T18">!</text:span></text:p>
      <text:list xml:id="list2753225471" text:style-name="WWNum2">
        <text:list-item>
          <text:p text:style-name="P6"><text:change-start text:change-id="ct39988832"/><text:span text:style-name="T7">Read-only APFS support for Linux:</text:span><text:line-break/><text:a xlink:type="simple" xlink:href="https://github.com/eafer/linux-apfs" text:style-name="ListLabel_20_110" text:visited-style-name="ListLabel_20_110"><text:span text:style-name="T15">https://github.com/eafer/linux-apfs</text:span></text:a><text:line-break/>https://lkml.org/lkml/2019/1/21/1535</text:p>
        </text:list-item>
        <text:list-item>
          <text:p text:style-name="P6"><text:change-end text:change-id="ct39988832"/><text:change-start text:change-id="ct40734928"/><text:change-start text:change-id="ct39989232"/>https://github.com/iberianpig/fusuma<text:change-end text:change-id="ct40734928"/><text:change-end text:change-id="ct39989232"/></text:p>
        </text:list-item>
      </text:list>
      <text:p text:style-name="P1"/>
      <text:p text:style-name="P1"><draw:rect text:anchor-type="as-char" style:rel-width="100%" draw:z-index="2" draw:style-name="gr1" draw:text-style-name="P21" svg:width="0.0012in" svg:height="0.0213in"><text:p/></draw:rect></text:p>
      <text:p text:style-name="Standard"><text:soft-page-break/><text:span text:style-name="T2">Rundown: You know the drill </text:span></text:p>
      <text:p text:style-name="Standard"/>
      <text:p text:style-name="Standard"/>
      <text:p text:style-name="P4"/>
      <text:p text:style-name="P1"><draw:rect text:anchor-type="as-char" style:rel-width="100%" draw:z-index="3" draw:style-name="gr1" draw:text-style-name="P21" svg:width="0.0012in" svg:height="0.0213in"><text:p/></draw:rect></text:p>
      <text:p text:style-name="P1"><text:span text:style-name="T7">What we’re up to :</text:span></text:p>
      <text:p text:style-name="P1"><text:span text:style-name="T7">V - </text:span></text:p>
      <text:p text:style-name="P1"><text:span text:style-name="T7">Snap and apt should be able to talk to each other, yaknow. </text:span></text:p>
      <text:p text:style-name="P1"><text:span text:style-name="T7">Sudo snap install ffmpeg ; sudo apt install kdenlive (installed old ffmpeg) </text:span></text:p>
      <text:p text:style-name="P1"><text:span text:style-name="T7">sudo dpkg -r --force-depends ffmpeg</text:span></text:p>
      <text:p text:style-name="P1"><text:span text:style-name="T7">J - <text:s/></text:span><text:a xlink:type="simple" xlink:href="https://www.socallinuxexpo.org/scale/17x" text:style-name="ListLabel_20_109" text:visited-style-name="ListLabel_20_109"><text:span text:style-name="T14">https://www.socallinuxexpo.org/scale/17x</text:span></text:a><text:span text:style-name="T7"> Pasadena Convention Center<text:line-break/> <text:s text:c="5"/>March 7 - 10, 2019. <text:s/>Use our LinuxChix LA promo code "CHIX" for 50% off of your <text:s text:c="10"/></text:span></text:p>
      <text:p text:style-name="P1"><text:span text:style-name="T7"><text:s text:c="6"/>SCaLE registration!</text:span></text:p>
      <text:p text:style-name="P1"><text:span text:style-name="T7">P - </text:span></text:p>
      <text:p text:style-name="Standard"><draw:rect text:anchor-type="as-char" style:rel-width="100%" draw:z-index="4" draw:style-name="gr1" draw:text-style-name="P21" svg:width="0.0012in" svg:height="0.0213in"><text:p/></draw:rect></text:p>
      <text:p text:style-name="Standard">News</text:p>
      <text:p text:style-name="Standard"/>
      <text:p text:style-name="Standard"><text:span text:style-name="T11">Foxcast</text:span></text:p>
      <text:p text:style-name="Standard"><text:a xlink:type="simple" xlink:href="https://hensm.github.io/fx_cast/" text:style-name="ListLabel_20_110" text:visited-style-name="ListLabel_20_110"><text:span text:style-name="T15">https://hensm.github.io/fx_cast/</text:span></text:a></text:p>
      <text:p text:style-name="Standard"><text:a xlink:type="simple" xlink:href="https://github.com/hensm/fx_cast" text:style-name="ListLabel_20_110" text:visited-style-name="ListLabel_20_110"><text:span text:style-name="T15">https://github.com/hensm/fx_cast</text:span></text:a></text:p>
      <text:list xml:id="list1303539883" text:style-name="WWNum10">
        <text:list-item>
          <text:p text:style-name="P7"><text:span text:style-name="T5">We have needed this for non webKit/Blink browsers for a long time!</text:span></text:p>
        </text:list-item>
        <text:list-item>
          <text:p text:style-name="P7"><text:span text:style-name="T9">Need some extra jank in your chromecast experience?</text:span></text:p>
        </text:list-item>
        <text:list-item>
          <text:p text:style-name="P7"><text:soft-page-break/><text:span text:style-name="T9">Boy, do we have the product for you!</text:span></text:p>
        </text:list-item>
        <text:list-item>
          <text:p text:style-name="P7"><text:span text:style-name="T12">You know, this is good to have.</text:span></text:p>
        </text:list-item>
      </text:list>
      <text:p text:style-name="Standard"/>
      <text:p text:style-name="Standard"><text:span text:style-name="T3">Hipster Term</text:span></text:p>
      <text:p text:style-name="Standard"><text:a xlink:type="simple" xlink:href="https://swordfishslabs.wordpress.com/2019/01/22/cool-retro-term-1-1-1-is-out/" text:style-name="ListLabel_20_110" text:visited-style-name="ListLabel_20_110"><text:span text:style-name="T15">https://swordfishslabs.wordpress.com/2019/01/22/cool-retro-term-1-1-1-is-out/</text:span></text:a></text:p>
      <text:list xml:id="list64214973" text:style-name="WWNum7">
        <text:list-item>
          <text:p text:style-name="P8"><text:span text:style-name="T5">I have waited for almost 2 years, and now CRT, or Cool-Retro-Term 1.1.1 is out with a major release with many bug fixes, updates and performance improvements.</text:span></text:p>
        </text:list-item>
        <text:list-item>
          <text:p text:style-name="P8"><text:span text:style-name="T5">Cool-Retro-Term 1.1.1 definitely runs faster than it used to, even as an AppImage.</text:span></text:p>
        </text:list-item>
        <text:list-item>
          <text:p text:style-name="P8"><text:span text:style-name="T5">Now includes support for system fonts so there are a lot more fonts to choose from.</text:span></text:p>
        </text:list-item>
        <text:list-item>
          <text:p text:style-name="P8"><text:span text:style-name="T5">Right clicking will bring up the settings menu where you can change Profiles, screen brightness, fonts, effects etc.</text:span></text:p>
        </text:list-item>
        <text:list-item>
          <text:p text:style-name="P8"><text:span text:style-name="T5">I often use the vintage Monochrome Green template, and turn off scan lines (Glow Line) and Flickering to make it easier on the eyes.</text:span></text:p>
        </text:list-item>
        <text:list-item>
          <text:p text:style-name="P8"><text:span text:style-name="T9">It’s a neat project but something you install, play with for a minute, and go back to a normal terminal. </text:span></text:p>
        </text:list-item>
        <text:list-item>
          <text:p text:style-name="P8"><text:span text:style-name="T12">I once tried to setup a session of just cool retro term in fullscreen mode.</text:span></text:p>
        </text:list-item>
        <text:list-item>
          <text:p text:style-name="P8"><text:span text:style-name="T12">Then I realized it ate through my laptop battery and it didn’t support tabs or multi terminals without tmux.</text:span></text:p>
        </text:list-item>
        <text:list-item>
          <text:p text:style-name="P8"><text:span text:style-name="T12">It was right back to terminator for me.</text:span></text:p>
        </text:list-item>
        <text:list-item>
          <text:p text:style-name="P8"><text:span text:style-name="T9">Two years of upstream (qtermwidget) terminal fixes</text:span></text:p>
        </text:list-item>
        <text:list-item>
          <text:p text:style-name="P8"><text:span text:style-name="T9">Big performance improvements (and lowered resource consumption)</text:span></text:p>
        </text:list-item>
        <text:list-item>
          <text:p text:style-name="P8"><text:span text:style-name="T9">New shiny (literally) frame</text:span></text:p>
        </text:list-item>
        <text:list-item>
          <text:p text:style-name="P8"><text:span text:style-name="T9">System fonts support</text:span></text:p>
        </text:list-item>
        <text:list-item>
          <text:p text:style-name="P8"><text:span text:style-name="T9">Countless under-the-hood improvements and fixes</text:span></text:p>
        </text:list-item>
      </text:list>
      <text:p text:style-name="Standard"/>
      <text:p text:style-name="Standard"><text:span text:style-name="T3">B.I.G.</text:span></text:p>
      <text:p text:style-name="Standard"><text:soft-page-break/><text:a xlink:type="simple" xlink:href="http://jimmac.musichall.cz/blog/2019-01-23-the-big-app-icon-redesign/" text:style-name="ListLabel_20_110" text:visited-style-name="ListLabel_20_110"><text:span text:style-name="T15">http://jimmac.musichall.cz/blog/2019-01-23-the-big-app-icon-redesign/</text:span></text:a></text:p>
      <text:list xml:id="list2681438384" text:style-name="WWNum3">
        <text:list-item>
          <text:p text:style-name="P9"><text:span text:style-name="T5">The Big App Icon Redesign. <text:s/>GNOME 3.32 is going to come with a radical new icon style and new guidelines for app developers.</text:span></text:p>
        </text:list-item>
        <text:list-item>
          <text:p text:style-name="P9"><text:span text:style-name="T5">Having clearer guidelines and more constraints for Gnome icons will make it so much easier for developers and graphic designers to make icons.</text:span></text:p>
        </text:list-item>
        <text:list-item>
          <text:p text:style-name="P9"><text:span text:style-name="T5">Now with the new GNOME App Icon Redesign you will only need to make one full color icon and a monochrome symbolic icon, instead of making 7 separate raster icons.</text:span></text:p>
        </text:list-item>
        <text:list-item>
          <text:p text:style-name="P9"><text:span text:style-name="T5">This is the perfect use case for Scalable Vector Graphics: <text:s/>Creating a smaller file size, but yet can be scaled to any size without loss of quality.</text:span></text:p>
        </text:list-item>
        <text:list-item>
          <text:p text:style-name="P9"><text:span text:style-name="T12">That’s great! Can we have a flat paper-y looking icon theme that isn’t paper or papirus, please?</text:span></text:p>
        </text:list-item>
        <text:list-item>
          <text:p text:style-name="P9"><text:span text:style-name="T12">By all means do the SVGs but I personally never go above 64px size.</text:span></text:p>
        </text:list-item>
        <text:list-item>
          <text:p text:style-name="P9"><text:span text:style-name="T9">People spend time looking at their Desktop and icons, yes, this baffles me to no end. </text:span></text:p>
        </text:list-item>
      </text:list>
      <text:p text:style-name="Standard"/>
      <text:p text:style-name="Standard"><text:span text:style-name="T9">Opera 58</text:span></text:p>
      <text:p text:style-name="Standard"><text:a xlink:type="simple" xlink:href="https://blogs.opera.com/desktop/2019/01/opera-58-stable/" text:style-name="ListLabel_20_110" text:visited-style-name="ListLabel_20_110"><text:span text:style-name="T15">https://blogs.opera.com/desktop/2019/01/opera-58-stable/</text:span></text:a></text:p>
      <text:list xml:id="list231516795" text:style-name="WWNum11">
        <text:list-item>
          <text:p text:style-name="P10"><text:span text:style-name="T5">This feature used to be turned on by default in Firefox, but since Firefox 50 you now have to turn it on in about.config or use the “Show your windows or tabs from last time” option in General Startup Settings to restore your tabs.</text:span></text:p>
        </text:list-item>
        <text:list-item>
          <text:p text:style-name="P10"><text:span text:style-name="T12">That was always one of the features I disabled in Firefox, though I did end up pinning tabs every now and then when they introduced that feature.</text:span></text:p>
        </text:list-item>
        <text:list-item>
          <text:p text:style-name="P10"><text:span text:style-name="T9">Opera 58 will warn you before closing an Opera window with multiple tabs open.</text:span></text:p>
        </text:list-item>
        <text:list-item>
          <text:p text:style-name="P10"><text:span text:style-name="T9">Russian users now have integrated Yandex Zen, a smart, personal news recommendation service.</text:span></text:p>
        </text:list-item>
      </text:list>
      <text:p text:style-name="Standard"/>
      <text:p text:style-name="Standard"><text:span text:style-name="T11">LXQT</text:span></text:p>
      <text:p text:style-name="Standard"><text:a xlink:type="simple" xlink:href="https://forum.lxqt.org/t/release-lxqt-0-14-0/572" text:style-name="ListLabel_20_110" text:visited-style-name="ListLabel_20_110"><text:span text:style-name="T15">https://forum.lxqt.org/t/release-lxqt-0-14-0/572</text:span></text:a></text:p>
      <text:p text:style-name="Standard"><text:a xlink:type="simple" xlink:href="https://lxqt.org/screenshots/" text:style-name="ListLabel_20_110" text:visited-style-name="ListLabel_20_110"><text:span text:style-name="T15">https://lxqt.org/screenshots/</text:span></text:a></text:p>
      <text:list xml:id="list1145668339" text:style-name="WWNum8">
        <text:list-item>
          <text:p text:style-name="P11"><text:span text:style-name="T5">This is one of my favorite updates: <text:s/>“Fixes for virtual screens (multiple monitors), especially regarding desktop updates.”</text:span></text:p>
          <text:list>
            <text:list-item>
              <text:p text:style-name="P18"><text:span text:style-name="T5">Multi-monitor support has always been an issue in LXDE, and I was so looking forward to LXQt fixing this.</text:span></text:p>
            </text:list-item>
          </text:list>
        </text:list-item>
        <text:list-item>
          <text:p text:style-name="P11"><text:soft-page-break/><text:span text:style-name="T5">Now has desktop shortcuts for Computer, Network, User Directory, Trash etc., and the Trash icon is interactive and supports trashing by drag and drop.</text:span></text:p>
        </text:list-item>
        <text:list-item>
          <text:p text:style-name="P11"><text:span text:style-name="T12">It would be very nice to see LXQt get some more advanced features.</text:span></text:p>
        </text:list-item>
        <text:list-item>
          <text:p text:style-name="P11"><text:span text:style-name="T12">But before those can be implemented, it needs a stable base.</text:span></text:p>
        </text:list-item>
        <text:list-item>
          <text:p text:style-name="P11"><text:span text:style-name="T9">Interactive Desktop icons??? Ick! </text:span></text:p>
        </text:list-item>
        <text:list-item>
          <text:p text:style-name="P11"><text:span text:style-name="T9">History-based tab switching added to qterminal.</text:span></text:p>
        </text:list-item>
      </text:list>
      <text:p text:style-name="P3"/>
      <text:p text:style-name="Standard"><text:span text:style-name="T3">Awesome 4.3</text:span> </text:p>
      <text:p text:style-name="Standard"><text:a xlink:type="simple" xlink:href="https://awesomewm.org/doc/api/documentation/89-NEWS.md.html" text:style-name="ListLabel_20_110" text:visited-style-name="ListLabel_20_110"><text:span text:style-name="T15">https://awesomewm.org/doc/api/documentation/89-NEWS.md.html</text:span></text:a></text:p>
      <text:list xml:id="list3192254705" text:style-name="WWNum5">
        <text:list-item>
          <text:p text:style-name="P12"><text:span text:style-name="T12">Just remember, if you play a game while running awesome, send icculus your bug reports.</text:span></text:p>
          <text:list>
            <text:list-item>
              <text:p text:style-name="P19"><text:span text:style-name="T5">Especially when gaming spanning 3 monitors in AwesomeWM! <text:s/>Some games work and some don’t ;-D</text:span></text:p>
            </text:list-item>
          </text:list>
        </text:list-item>
        <text:list-item>
          <text:p text:style-name="P12"><text:span text:style-name="T5">After 1 and a half years Awesome v4.3 is out! <text:s/>This release adds a few large features and UI ugrades while preserving full compatibility with existing user configurations.</text:span></text:p>
        </text:list-item>
        <text:list-item>
          <text:p text:style-name="P12"><text:span text:style-name="T5">A new GTK color palette based theme adds uniformity to the wibar, menu and titlebar.</text:span></text:p>
        </text:list-item>
        <text:list-item>
          <text:p text:style-name="P12"><text:span text:style-name="T5">Nice addition of a widget that allows you to change layouts easily.</text:span></text:p>
        </text:list-item>
        <text:list-item>
          <text:p text:style-name="P12"><text:span text:style-name="T5">Yeah, the menubar loads faster when booting! <text:s/>This used to be very sluggish at startup.</text:span></text:p>
        </text:list-item>
        <text:list-item>
          <text:p text:style-name="P12"><text:span text:style-name="T5">Awesome is a unique window manager in that it is dynamic and highly configurable and lives in the world between a tiling window manager and a full screen one, via changing to many different layout profiles.</text:span></text:p>
        </text:list-item>
      </text:list>
      <text:p text:style-name="P3"/>
      <text:p text:style-name="Standard"><text:span text:style-name="T11">Embrace the D</text:span></text:p>
      <text:p text:style-name="Standard"><text:a xlink:type="simple" xlink:href="https://lwn.net/SubscriberLink/777595/a71362cc65b1c271/" text:style-name="ListLabel_20_110" text:visited-style-name="ListLabel_20_110"><text:span text:style-name="T15">https://lwn.net/SubscriberLink/777595/a71362cc65b1c271/</text:span></text:a></text:p>
      <text:list xml:id="list1789960643" text:style-name="WWNum12">
        <text:list-item>
          <text:p text:style-name="P13"><text:span text:style-name="T5">Benno Rice points out that Systemd is really a modern day container of applications, and that the next generation “doesn't think about systems in the same way; they see things more in terms of APIs and containers.”</text:span></text:p>
        </text:list-item>
        <text:list-item>
          <text:p text:style-name="P13"><text:span text:style-name="T5">I have always looked at Systemd as a sandboxing of the init system, of mounting filesystems and starting daemons, as a positive. <text:s/>Mostly because it was a unique approach to unify service configuration and it was something “different.”</text:span></text:p>
        </text:list-item>
        <text:list-item>
          <text:p text:style-name="P13"><text:span text:style-name="T12">And mostly because of how all encompassing it is, it raised a bunch of concerns for many different people. </text:span></text:p>
        </text:list-item>
        <text:list-item>
          <text:p text:style-name="P13"><text:soft-page-break/><text:span text:style-name="T12">And Poettering being Poettering, he basically dismissed everyone else’s legitimate concerns with SystemD like he did with pulseaudio.</text:span></text:p>
        </text:list-item>
        <text:list-item>
          <text:p text:style-name="P13"><text:span text:style-name="T12">Both technologies have now received major adoption from the Linux side of things, so clearly Lennart Poettering gets the last laugh.</text:span></text:p>
        </text:list-item>
        <text:list-item>
          <text:p text:style-name="P13"><text:span text:style-name="T12">The catharsis in tragedy is usually that of the audience, here it’s of the writer himself.</text:span></text:p>
        </text:list-item>
        <text:list-item>
          <text:p text:style-name="P13"><text:span text:style-name="T9">I pick my battles nowadays and this was not one of them. </text:span></text:p>
        </text:list-item>
        <text:list-item>
          <text:p text:style-name="P13"><text:span text:style-name="T9">I like options and there will continue to be sysd free systems for those opposed. </text:span></text:p>
        </text:list-item>
        <text:list-item>
          <text:p text:style-name="P13"><text:span text:style-name="T9">Rice is right, the world is indeed changing. </text:span></text:p>
        </text:list-item>
        <text:list-item>
          <text:p text:style-name="P13"><text:span text:style-name="T9">We can either go with that change or try to resist it; one path is likely to be more rewarding than the other. </text:span></text:p>
        </text:list-item>
        <text:list-item>
          <text:p text:style-name="P13"><text:span text:style-name="T9">Now, let focusing on picking a winner of package wars II. </text:span></text:p>
        </text:list-item>
      </text:list>
      <text:p text:style-name="P5"/>
      <text:p text:style-name="Standard"><text:span text:style-name="T9">Mixing it up</text:span></text:p>
      <text:p text:style-name="Standard"><text:a xlink:type="simple" xlink:href="https://16n-faderbank.github.io/" text:style-name="ListLabel_20_110" text:visited-style-name="ListLabel_20_110"><text:span text:style-name="T15">https://16n-faderbank.github.io/</text:span></text:a></text:p>
      <text:list xml:id="list2132071909" text:style-name="WWNum9">
        <text:list-item>
          <text:p text:style-name="P14"><text:span text:style-name="T5">It sends MIDI data over USB or MIDI data over a 3.5mm stereo (TRS) jack.</text:span></text:p>
        </text:list-item>
        <text:list-item>
          <text:p text:style-name="P14"><text:span text:style-name="T9">This will work with Korg and Arturia MIDI standards so you can connect it to your DAW be it Ardour, Bitwig or the like. </text:span></text:p>
        </text:list-item>
        <text:list-item>
          <text:p text:style-name="P14"><text:span text:style-name="T9">These are used for, well, what the one sitting right here on my desk is used for. </text:span></text:p>
        </text:list-item>
        <text:list-item>
          <text:p text:style-name="P14"><text:span text:style-name="T9">Controlling volume / anything in the DAW that has a knob. </text:span></text:p>
        </text:list-item>
        <text:list-item>
          <text:p text:style-name="P14"><text:span text:style-name="T9">Fader banks gonna fade.</text:span></text:p>
        </text:list-item>
        <text:list-item>
          <text:p text:style-name="P14"><text:span text:style-name="T9">$50 for the board and $14 a pop for the faders make this critter come in a little under $300 for parts. </text:span></text:p>
        </text:list-item>
        <text:list-item>
          <text:p text:style-name="P14"><text:span text:style-name="T9"><text:s/>The killer is the Alps faders are not motorized :( </text:span></text:p>
        </text:list-item>
        <text:list-item>
          <text:p text:style-name="P14"><text:span text:style-name="T9">It’s a neat project but if you are looking for bang+buck the Behringer X-Touch is $300 /w motorized faders, two banks, and a gang of buttons and knobs.</text:span></text:p>
        </text:list-item>
        <text:list-item>
          <text:p text:style-name="P14"><text:span text:style-name="T9">Knobs. <text:s/></text:span></text:p>
        </text:list-item>
      </text:list>
      <text:p text:style-name="Standard"><draw:rect text:anchor-type="as-char" style:rel-width="100%" draw:z-index="5" draw:style-name="gr1" draw:text-style-name="P21" svg:width="0.0012in" svg:height="0.0213in"><text:p/></draw:rect></text:p>
      <text:p text:style-name="Standard"><text:soft-page-break/>Plugs</text:p>
      <text:p text:style-name="Standard"/>
      <text:p text:style-name="Standard"><draw:rect text:anchor-type="as-char" style:rel-width="100%" draw:z-index="6" draw:style-name="gr1" draw:text-style-name="P21" svg:width="0.0012in" svg:height="0.0213in"><text:p/></draw:rect></text:p>
      <text:p text:style-name="Standard"><text:span text:style-name="T11">Slice of Pi</text:span></text:p>
      <text:p text:style-name="Standard"><text:a xlink:type="simple" xlink:href="https://arstechnica.com/information-technology/2019/01/emulator-project-aims-to-resurrect-classic-mac-apps-and-games-without-the-os/" text:style-name="ListLabel_20_110" text:visited-style-name="ListLabel_20_110"><text:span text:style-name="T15">https://arstechnica.com/information-technology/2019/01/emulator-project-aims-to-resurrect-classic-mac-apps-and-games-without-the-os/</text:span></text:a></text:p>
      <text:list xml:id="list2303214484" text:style-name="WWNum1">
        <text:list-item>
          <text:p text:style-name="P15"><text:span text:style-name="T5">The Advanced Mac Substitute, a Motorola 68000 series emulator project that runs Classic Mac apps and games without the OS has been released.</text:span></text:p>
        </text:list-item>
        <text:list-item>
          <text:p text:style-name="P15"><text:span text:style-name="T5">AMS is kind of like a Mac Classic version of WINE.</text:span></text:p>
        </text:list-item>
        <text:list-item>
          <text:p text:style-name="P15"><text:span text:style-name="T5">A lot easier to get up and running then </text:span><text:a xlink:type="simple" xlink:href="https://www.emaculation.com/doku.php/basilisk_ii" text:style-name="ListLabel_20_110" text:visited-style-name="ListLabel_20_110"><text:span text:style-name="T15">Basilisk</text:span></text:a><text:span text:style-name="T5"> that requires a Macintosh ROM image and a copy of Mac OS to use with the emulator.</text:span></text:p>
        </text:list-item>
        <text:list-item>
          <text:p text:style-name="P15"><text:span text:style-name="T5">They are looking for people in the community willing to help with the project, as it is still in an early stage of development.</text:span></text:p>
        </text:list-item>
        <text:list-item>
          <text:p text:style-name="P15"><text:span text:style-name="T12">This idea of emulating the hardware itself, while dodging firmware and other underlying software, is very good!</text:span></text:p>
        </text:list-item>
        <text:list-item>
          <text:p text:style-name="P15"><text:span text:style-name="T12">Do it right and you could end with an Electron style wrapper for running old software.</text:span></text:p>
        </text:list-item>
        <text:list-item>
          <text:p text:style-name="P15"><text:span text:style-name="T9">Current support includes 1-bit-deep graphics, regions, circles and roundrects, lines, cursors, GrafPorts, text, windows, controls, menus, dialogs, and more.</text:span></text:p>
        </text:list-item>
        <text:list-item>
          <text:p text:style-name="P15"><text:span text:style-name="T9">Unlike traditional emulators, Advanced Mac Substitute doesn’t emulate the hardware on which an operating system runs (except for the 680x0 processor), but actually replaces the OS — so it launches directly into an application, without a startup phase.</text:span></text:p>
        </text:list-item>
      </text:list>
      <text:p text:style-name="Standard"/>
      <text:p text:style-name="Standard"><text:span text:style-name="T9">Mini Pi 3</text:span></text:p>
      <text:p text:style-name="Standard"><text:a xlink:type="simple" xlink:href="https://www.omgubuntu.co.uk/2019/01/raspberry-pi-compute-module-3-released" text:style-name="ListLabel_20_110" text:visited-style-name="ListLabel_20_110"><text:span text:style-name="T15">https://www.omgubuntu.co.uk/2019/01/raspberry-pi-compute-module-3-released</text:span></text:a></text:p>
      <text:list xml:id="list2758502144" text:style-name="WWNum4">
        <text:list-item>
          <text:p text:style-name="P16"><text:span text:style-name="T5">Well we just had an update to classic Pi, now how about the Compute Module!</text:span></text:p>
        </text:list-item>
        <text:list-item>
          <text:p text:style-name="P16"><text:span text:style-name="T5">The Compute 3+ module is $25 without flash, $30 for 8GB eMMC storage, $35 for 16GB eMMC storage, and $40 for 32GB eMMC storage.</text:span></text:p>
        </text:list-item>
      </text:list>
      <text:p text:style-name="Standard"/>
      <text:p text:style-name="Standard"><draw:rect text:anchor-type="as-char" style:rel-width="100%" draw:z-index="7" draw:style-name="gr1" draw:text-style-name="P21" svg:width="0.0012in" svg:height="0.0213in"><text:p/></draw:rect></text:p>
      <text:p text:style-name="Standard">Feedback</text:p>
      <text:p text:style-name="Standard"><text:soft-page-break/></text:p>
      <text:p text:style-name="Standard">Dual </text:p>
      <text:p text:style-name="Standard"><text:a xlink:type="simple" xlink:href="https://linuxgamecast.com/bradley/?zgPFAyD" text:style-name="ListLabel_20_110" text:visited-style-name="ListLabel_20_110"><text:span text:style-name="T15">https://linuxgamecast.com/bradley/?zgPFAyD</text:span></text:a></text:p>
      <text:p text:style-name="Standard"/>
      <text:p text:style-name="Standard"><text:span text:style-name="T9">Audio</text:span></text:p>
      <text:p text:style-name="Standard"><text:a xlink:type="simple" xlink:href="https://linuxgamecast.com/bradley/?1F8xccl" text:style-name="ListLabel_20_110" text:visited-style-name="ListLabel_20_110"><text:span text:style-name="T15">https://linuxgamecast.com/bradley/?1F8xccl</text:span></text:a></text:p>
      <text:list xml:id="list756252828" text:style-name="WWNum6">
        <text:list-item>
          <text:p text:style-name="P17"><text:span text:style-name="T9">Ya don’t need a mixer.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0" style:display-name="ListLabel 11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3" meta:word-count="1484" meta:character-count="9106" meta:non-whitespace-character-count="7761"/>
    <meta:generator>LibreOfficeDev/6.0.5.2$Linux_X86_64 LibreOffice_project/</meta:generator>
  </office:meta>
</office:document-meta>
</file>